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2 claims that marriage is defined as a family unit based on a heterosexual contract</text:p>
      <text:p text:style-name="P1">S1 thinks it is the heterosexual nature of the relationship that is important, not how the children are conceived within the relationship</text:p>
      <text:p text:style-name="P1">S2 believes there are many married heterosexual couples who either choose not to have children or can't</text:p>
      <text:p text:style-name="P1"/>
      <text:p text:style-name="P1"/>
      <text:p text:style-name="P1">S2 believes that gay marriage is unlikely to be recognized in future</text:p>
      <text:p text:style-name="P1">S1 said that there never will be a federal law allowing gay marriage in the United States</text:p>
      <text:p text:style-name="P1">S2 believes gay marriage is not legally recognized</text:p>
      <text:p text:style-name="P1"/>
      <text:p text:style-name="P1"/>
      <text:p text:style-name="P1"/>
      <text:p text:style-name="P1"/>
      <text:p text:style-name="P1">S1 believes homosexuals are attempting to force their morals on others by legalizing same-sex marriage</text:p>
      <text:p text:style-name="P1">S2 believes banning gay marriage is forcing one set of believes onto others and is discrimination</text:p>
      <text:p text:style-name="P1"/>
      <text:p text:style-name="P1"/>
      <text:p text:style-name="P1"/>
      <text:p text:style-name="P1">S1 and S2 are discussing about how majority rule can change a law.</text:p>
      <text:p text:style-name="P1">S2 believes that laws that a majority favors that are unjust in an individuals life must be overruled.</text:p>
      <text:p text:style-name="P1">the majority of people control what is normal in our society</text:p>
      <text:p text:style-name="P1"/>
      <text:p text:style-name="P1"/>
      <text:p text:style-name="P1"/>
      <text:p text:style-name="P1"/>
      <text:p text:style-name="P1">He states that the discussion of "morality" is a safe ground because morality is relative and subjective</text:p>
      <text:p text:style-name="P1"/>
      <text:p text:style-name="P1"/>
      <text:p text:style-name="P1">S1 believes that the majority of Americans are against gay marriage</text:p>
      <text:p text:style-name="P1"/>
      <text:p text:style-name="P1">Two people are discussing a the perception of homosexuality in 1909</text:p>
      <text:p text:style-name="P1">There was prejudice against gays in 1909 just as there is now</text:p>
      <text:p text:style-name="P1">there was no "gay lifestyle" to be prejudiced against</text:p>
      <text:p text:style-name="P1"/>
      <text:p text:style-name="P1"/>
      <text:p text:style-name="P1"/>
      <text:p text:style-name="P1"/>
      <text:p text:style-name="P1">S1 compares same-sex marriage to single couple roommates and states that if it isn't in the definition of marriage, it isn't marriage</text:p>
      <text:p text:style-name="P1"/>
      <text:p text:style-name="P1"/>
      <text:p text:style-name="P1">S1 claims that the issue of same-sex marriage is an economic issue</text:p>
      <text:p text:style-name="P1">S1 states that gay marriage poses a tremendous new tax on the economy as it would create a new dependent class</text:p>
      <text:p text:style-name="P1">S2 says that without gay marriage, the state has to support the dependent spouse</text:p>
      <text:p text:style-name="P1"/>
      <text:p text:style-name="P1"/>
      <text:p text:style-name="P1">S1 believes that the United States Government is ruled by the majority until it violates the constitution</text:p>
      <text:p text:style-name="P1"/>
      <text:p text:style-name="P1">S1 said that <text:s/>hopes that gay marriage stay out of VA</text:p>
      <text:p text:style-name="P1">S1 hopes that same-sex marriages will be made illegal everywhere</text:p>
      <text:p text:style-name="P1"/>
      <text:p text:style-name="P1"/>
      <text:p text:style-name="P1">S1 states homosexuals will not be eligible to receive healthcare through their partner because same-sex marriages are not recognized in Virginia</text:p>
      <text:p text:style-name="P1">S1 states that healthcare usually applies to spouses</text:p>
      <text:p text:style-name="P1"/>
      <text:p text:style-name="P1"/>
      <text:p text:style-name="P1">S2 argues that the cases presented by S1 are not equivalent because the heterosexual male has the right to marry his girlfriend if he chooses</text:p>
      <text:p text:style-name="P1"><text:soft-page-break/></text:p>
      <text:p text:style-name="P1">S2 pointed out the fact that the straight guy can marry or have a common law relationship so his girlfriend can get benefits</text:p>
      <text:p text:style-name="P1"/>
      <text:p text:style-name="P1"/>
      <text:p text:style-name="P1"/>
      <text:p text:style-name="P1">S1 suggests that homosexuals have all the same rights as heterosexuals</text:p>
      <text:p text:style-name="P1">Gay couples are interested in the rights and benefits associated with marriage.</text:p>
      <text:p text:style-name="P1"/>
      <text:p text:style-name="P1"/>
      <text:p text:style-name="P1"/>
      <text:p text:style-name="P1">S2 accuses S1 of accepting that some people should not receive the basic right to marry the person they love</text:p>
      <text:p text:style-name="P1"/>
      <text:p text:style-name="P1">S1 advises while he is a defender of the Constitution, he does feel society should decide</text:p>
      <text:p text:style-name="P1">S2 believes gay marriage laws will be passed</text:p>
      <text:p text:style-name="P1"/>
      <text:p text:style-name="P1"/>
      <text:p text:style-name="P1"/>
      <text:p text:style-name="P1"/>
      <text:p text:style-name="P1">He suggests that it would be useful to discuss the ways same-sex marriage could benefit society</text:p>
      <text:p text:style-name="P1"/>
      <text:p text:style-name="P1"/>
      <text:p text:style-name="P1"/>
      <text:p text:style-name="P1"/>
      <text:p text:style-name="P1">S1 concedes that there would be little financial impact on support for homosexual marriage</text:p>
      <text:p text:style-name="P1"/>
      <text:p text:style-name="P1"/>
      <text:p text:style-name="P1">­__________________________________________________________________________________________________________________________________________________________________________________</text:p>
      <text:p text:style-name="P1"/>
      <text:p text:style-name="P1"/>
      <text:p text:style-name="P1"/>
      <text:p text:style-name="P1">S2 questions the religious basis of a civil ceremony like marriage</text:p>
      <text:p text:style-name="P1">S2 asks why a homosexual union is not legally recognized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>_____________________________________________________________________________________________________________________________________________________________________</text:p>
      <text:p text:style-name="Standard"/>
      <text:p text:style-name="P1">citing a number of countries which recognize same-sex marriage</text:p>
      <text:p text:style-name="P1">European countries have many laws different than the US</text:p>
      <text:p text:style-name="P1"/>
      <text:p text:style-name="P1"/>
      <text:p text:style-name="P1"/>
      <text:p text:style-name="P1">S2 does not see a reason for discrimination against homosexual marriage</text:p>
      <text:p text:style-name="P1"/>
      <text:p text:style-name="Standard"/>
      <text:p text:style-name="Standard"/>
      <text:p text:style-name="Standard">NOT SURE</text:p>
      <text:p text:style-name="P1">S1 <text:s/>thinks that everyone has their own values</text:p>
      <text:p text:style-name="P1">S2 states that there is a Congo tribe in which warriors marry other warriors because being with a woman may make them less feared</text:p>
      <text:p text:style-name="P1"/>
      <text:p text:style-name="P1"><text:soft-page-break/>S1 contends that there has been 20 large earthquakes in the latter half of this century, compared to about 15 for the first half and about 7 in the entire 19th century</text:p>
      <text:p text:style-name="P1">S1 claims that the number of earthquakes occurring outside of Israel has increased in the last hundred years</text:p>
      <text:p text:style-name="P1">S2 refutes S1 claim of increasing earthquake frequency</text:p>
      <text:p text:style-name="P1">S1 argues that this information is clear evidence that the frequency of earthquakes is increasing over time</text:p>
      <text:p text:style-name="P1"/>
      <text:p text:style-name="P1"/>
      <text:p text:style-name="P1"/>
      <text:p text:style-name="P1">S1 hopes he doesn't have to hear gay people complain anymore</text:p>
      <text:p text:style-name="P1">S1 hopes he doesn't have to hear gay people complain anymore</text:p>
      <text:p text:style-name="P1"/>
      <text:p text:style-name="P1"/>
      <text:p text:style-name="P1">S2 states that S1 is taking statistics from one source without critical thought an accepting it as fact</text:p>
      <text:p text:style-name="P1">S1 takes this point into consideration, but claims that the evidence still supports his original claim</text:p>
      <text:p text:style-name="P1">S1 feels the terms husband and wife are not recognizable in a same sex relationship</text:p>
      <text:p text:style-name="P1"/>
      <text:p text:style-name="P1"/>
      <text:p text:style-name="P1"/>
      <text:p text:style-name="P1"/>
      <text:p text:style-name="P1">S1 uses the example that a cat cannot be called a dog just because someone wants to</text:p>
      <text:p text:style-name="P1"/>
      <text:p text:style-name="P1">S1 is taking an aggressive approach by saying they will talk to bible church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08-26T20:30:27</meta:creation-date>
    <dc:date>2014-08-26T21:58:55</dc:date>
    <dc:creator>amita misra</dc:creator>
    <meta:editing-duration>PT1H28M28S</meta:editing-duration>
    <meta:editing-cycles>5</meta:editing-cycles>
    <meta:generator>OpenOffice/4.1.0$Unix OpenOffice.org_project/410m18$Build-9764</meta:generator>
    <meta:document-statistic meta:table-count="0" meta:image-count="0" meta:object-count="0" meta:page-count="3" meta:paragraph-count="55" meta:word-count="769" meta:character-count="4797"/>
  </office:meta>
</office:document-meta>
</file>